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194cm"/>
    </style:style>
    <style:style style:name="Table1.C" style:family="table-column">
      <style:table-column-properties style:column-width="0.64cm"/>
    </style:style>
    <style:style style:name="Table1.D" style:family="table-column">
      <style:table-column-properties style:column-width="4.568cm"/>
    </style:style>
    <style:style style:name="Table1.E" style:family="table-column">
      <style:table-column-properties style:column-width="0.584cm"/>
    </style:style>
    <style:style style:name="Table1.F" style:family="table-column">
      <style:table-column-properties style:column-width="1.101cm"/>
    </style:style>
    <style:style style:name="Table1.G" style:family="table-column">
      <style:table-column-properties style:column-width="7.92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542cm" fo:margin-top="0cm" fo:margin-bottom="0cm" table:align="margins"/>
    </style:style>
    <style:style style:name="Table3.A" style:family="table-column">
      <style:table-column-properties style:column-width="7.542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6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14" style:family="paragraph" style:parent-style-name="Normal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5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/>
    </style:style>
    <style:style style:name="P2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24" style:family="paragraph" style:parent-style-name="Standard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25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26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5" office:value-type="string">
            <text:p text:style-name="P15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6">BA-3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12"/>
            <text:p text:style-name="P13">BERITA ACARA PEMUSNAHAN BARANG BUKTI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<text:s text:c="5"/>Pada hari ini {hari_surat} tanggal {isi1} bertempat di {isi2}, saya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table:number-columns-spanned="2" office:value-type="string">
            <text:p text:style-name="P3"><text:span text:style-name="T3">[!-- BEGIN Jaksa --]</text:span>{noUrut}</text:p>
          </table:table-cell>
          <table:covered-table-cell/>
          <table:table-cell table:style-name="Table1.A1" office:value-type="string">
            <text:p text:style-name="P5">Nama</text:p>
          </table:table-cell>
          <table:table-cell table:style-name="Table1.A1" office:value-type="string">
            <text:p text:style-name="P4">: </text:p>
          </table:table-cell>
          <table:table-cell table:style-name="Table1.A1" table:number-columns-spanned="2" office:value-type="string">
            <text:p text:style-name="P4">{nama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Pangkat</text:p>
          </table:table-cell>
          <table:table-cell table:style-name="Table1.A1" office:value-type="string">
            <text:p text:style-name="P5">: </text:p>
          </table:table-cell>
          <table:table-cell table:style-name="Table1.A1" table:number-columns-spanned="2" office:value-type="string">
            <text:p text:style-name="P5">{pangkatJaksa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NIP</text:p>
          </table:table-cell>
          <table:table-cell table:style-name="Table1.A1" office:value-type="string">
            <text:p text:style-name="P5">: </text:p>
          </table:table-cell>
          <table:table-cell table:style-name="Table1.A1" table:number-columns-spanned="2" office:value-type="string">
            <text:p text:style-name="P5">{nipJaksa}</text:p>
          </table:table-cell>
          <table:covered-table-cell/>
        </table:table-row>
        <table:table-row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25">[!-- END Jaksa --]</text:p>
          </table:table-cell>
          <table:covered-table-cell/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2">Berdasarkan putusan {isi3} {isi4} {isi5} jo Surat Perintah Kepala {nama_satker} No. Print {isi6} tgl {isi7} (P48) yang amarnya memutuskan/ memerintahkan barang bukti berupa: {isi8} dirampas untuk dimusnahkan sehingga tidak dapat dipergunakan lagi.</text:p>
            <text:p text:style-name="P2">Dengan disaksikan oleh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3"><text:span text:style-name="T3">[!-- BEGIN Saksi--]</text:span>{noUrut}</text:p>
          </table:table-cell>
          <table:covered-table-cell/>
          <table:table-cell table:style-name="Table1.A1" office:value-type="string">
            <text:p text:style-name="P5">Nama</text:p>
          </table:table-cell>
          <table:table-cell table:style-name="Table1.A1" office:value-type="string">
            <text:p text:style-name="P4">: </text:p>
          </table:table-cell>
          <table:table-cell table:style-name="Table1.A1" table:number-columns-spanned="2" office:value-type="string">
            <text:p text:style-name="P4">{nama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Pangkat/ NIP</text:p>
          </table:table-cell>
          <table:table-cell table:style-name="Table1.A1" office:value-type="string">
            <text:p text:style-name="P5">: </text:p>
          </table:table-cell>
          <table:table-cell table:style-name="Table1.A1" table:number-columns-spanned="2" office:value-type="string">
            <text:p text:style-name="P5">{pangkatSaksi}/ {nipJaksa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Jabatan</text:p>
          </table:table-cell>
          <table:table-cell table:style-name="Table1.A1" office:value-type="string">
            <text:p text:style-name="P5">: </text:p>
          </table:table-cell>
          <table:table-cell table:style-name="Table1.A1" table:number-columns-spanned="2" office:value-type="string">
            <text:p text:style-name="P5">{jabatan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5">[!-- END Saksi --]</text:p>
          </table:table-cell>
          <table:covered-table-cell/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7" office:value-type="string">
            <text:p text:style-name="P2"><text:s text:c="6"/>Telah melaksanakan pemusnahan barang bukti tersebut dengan cara: {isi9} </text:p>
            <text:p text:style-name="P2">sehingga tidak dapat dipergunakan lagi.</text:p>
            <text:p text:style-name="P2"><text:s text:c="3"/>Demikian Berita Acara Pemusnahan Barang Bukti ini dibuat dan ditandatangani bersama dengan mengingat sumpah jaba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Yang melaksanakan pemusnahan,</text:p>
                </table:table-cell>
              </table:table-row>
              <table:table-row>
                <table:table-cell table:style-name="Table3.A1" office:value-type="string">
                  <text:p text:style-name="P10">[!-- BEGIN ttdJaksa --]</text:p>
                  <text:p text:style-name="P10"/>
                  <text:p text:style-name="P10"/>
                  <text:p text:style-name="P10"/>
                  <text:p text:style-name="P10"/>
                  <text:p text:style-name="P10">{namaJaksa}</text:p>
                </table:table-cell>
              </table:table-row>
              <table:table-row>
                <table:table-cell table:style-name="Table3.A1" office:value-type="string">
                  <text:p text:style-name="P10">{pangkatJaksa}/NIP. {nipJaksa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20">Demikian Berita Acara Pengambilan Sumpah/Janji saksi ini saya buat dengan sebenarnya atas kekuatan sumpah jabatan, kemudian saya tutup dan ditandatangani bersama para saksi pada hari dan tanggal sebagaimana tersebut di atas.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[!-- BEGIN ttdSaksi--]{noUrut}</text:p>
          </table:table-cell>
          <table:covered-table-cell/>
          <table:table-cell table:style-name="Table1.A1" table:number-columns-spanned="5" office:value-type="string">
            <text:p text:style-name="P11"/>
            <text:p text:style-name="P11"/>
            <text:p text:style-name="P11"/>
            <text:p text:style-name="P11"/>
            <text:p text:style-name="P11">{namaSaksi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4">[!-- END ttdSaksi --]</text:p>
          </table:table-cell>
          <table:covered-table-cell/>
          <table:table-cell table:style-name="Table1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1T14:58:29.65</dc:date>
    <meta:editing-cycles>29</meta:editing-cycles>
    <meta:editing-duration>PT18H30M22S</meta:editing-duration>
    <meta:document-statistic meta:table-count="2" meta:image-count="0" meta:object-count="0" meta:page-count="2" meta:paragraph-count="40" meta:word-count="175" meta:character-count="1254"/>
    <meta:template xlink:type="simple" xlink:actuate="onRequest" xlink:title="" xlink:href="../pidsus14report.odt/Normal.dotm"/>
  </office:meta>
</office:document-meta>
</file>